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fill-color="#cccccc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81cm" draw:marker-end-width="0.381cm" draw:fill-color="#cccccc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draw:marker-start-width="0.381cm" draw:marker-end-width="0.381cm" draw:fill-color="#cccccc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81cm" draw:marker-end-width="0.381cm" draw:fill-color="#e6e6e6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draw:fill-color="#008000" draw:textarea-horizontal-align="center" draw:textarea-vertical-align="middle"/>
    </style:style>
    <style:style style:name="gr9" style:family="graphic" style:parent-style-name="objectwithoutfill">
      <style:graphic-properties svg:stroke-width="0.051cm" draw:marker-start-width="0.381cm" draw:marker-end="Arrow" draw:marker-end-width="0.127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381cm" draw:marker-end="Arrow" draw:marker-end-width="0.127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-color="#ffffff" draw:textarea-horizontal-align="center" draw:textarea-vertical-align="middle"/>
    </style:style>
    <style:style style:name="gr12" style:family="graphic" style:parent-style-name="standard">
      <style:graphic-properties svg:stroke-width="0.051cm" draw:marker-start-width="0.381cm" draw:marker-end="Symmetric_20_Arrow" draw:marker-end-width="0.127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-width="0.381cm" draw:marker-end-width="0.381cm" draw:fill-color="#4c4c4c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-width="0.381cm" draw:marker-end-width="0.381cm" draw:fill-color="#ffffff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5.297cm" svg:height="3.678cm" svg:x="2.803cm" svg:y="4.648cm">
          <text:p text:style-name="P2"/>
        </draw:rect>
        <draw:custom-shape draw:style-name="gr2" draw:text-style-name="P1" draw:layer="layout" svg:width="1.103cm" svg:height="1.116cm" svg:x="3.375cm" svg:y="6.13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3" draw:layer="layout" svg:width="2.157cm" svg:height="1.673cm" svg:x="3.144cm" svg:y="8.31cm">
          <draw:text-box>
            <text:p text:style-name="P2"><text:span text:style-name="T1">High</text:span></text:p>
            <text:p text:style-name="P2"><text:span text:style-name="T1">pressure</text:span></text:p>
            <text:p text:style-name="P2"><text:span text:style-name="T1">gas</text:span></text:p>
          </draw:text-box>
        </draw:frame>
        <draw:line draw:style-name="gr4" draw:text-style-name="P1" draw:layer="layout" svg:x1="3.66cm" svg:y1="7.206cm" svg:x2="3.66cm" svg:y2="8.42cm">
          <text:p text:style-name="P2"/>
        </draw:line>
        <draw:rect draw:style-name="gr5" draw:text-style-name="P1" draw:layer="layout" svg:width="0.536cm" svg:height="0.235cm" svg:x="4.468cm" svg:y="6.576cm">
          <text:p text:style-name="P2"/>
        </draw:rect>
        <draw:rect draw:style-name="gr6" draw:text-style-name="P1" draw:layer="layout" svg:width="0.135cm" svg:height="0.189cm" svg:x="4.358cm" svg:y="6.605cm">
          <text:p text:style-name="P2"/>
        </draw:rect>
        <draw:custom-shape draw:style-name="gr7" draw:text-style-name="P1" draw:layer="layout" svg:width="0.94cm" svg:height="1.114cm" svg:x="5.024cm" svg:y="6.142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6" draw:text-style-name="P1" draw:layer="layout" svg:width="0.135cm" svg:height="0.189cm" svg:x="4.94cm" svg:y="6.598cm">
          <text:p text:style-name="P2"/>
        </draw:rect>
        <draw:g>
          <draw:rect draw:style-name="gr8" draw:text-style-name="P1" draw:layer="layout" svg:width="0.151cm" svg:height="0.414cm" svg:x="4.657cm" svg:y="6.476cm">
            <text:p text:style-name="P2"/>
          </draw:rect>
          <draw:rect draw:style-name="gr8" draw:text-style-name="P1" draw:layer="layout" svg:width="0.05cm" svg:height="0.15cm" svg:x="4.713cm" svg:y="6.33cm">
            <text:p text:style-name="P2"/>
          </draw:rect>
          <draw:rect draw:style-name="gr8" draw:text-style-name="P1" draw:layer="layout" svg:width="0.329cm" svg:height="0.075cm" svg:x="4.572cm" svg:y="6.259cm">
            <text:p text:style-name="P2"/>
          </draw:rect>
        </draw:g>
        <draw:line draw:style-name="gr4" draw:text-style-name="P1" draw:layer="layout" svg:x1="4.6cm" svg:y1="6.801cm" svg:x2="4.901cm" svg:y2="6.811cm">
          <text:p text:style-name="P2"/>
        </draw:line>
        <draw:line draw:style-name="gr4" draw:text-style-name="P1" draw:layer="layout" svg:x1="4.634cm" svg:y1="6.56cm" svg:x2="4.935cm" svg:y2="6.57cm">
          <text:p text:style-name="P2"/>
        </draw:line>
        <draw:line draw:style-name="gr4" draw:text-style-name="P1" draw:layer="layout" svg:x1="5.488cm" svg:y1="7.261cm" svg:x2="5.488cm" svg:y2="8.475cm">
          <text:p text:style-name="P2"/>
        </draw:line>
        <draw:frame draw:style-name="gr3" draw:text-style-name="P3" draw:layer="layout" svg:width="2.026cm" svg:height="0.725cm" svg:x="5.045cm" svg:y="8.411cm">
          <draw:text-box>
            <text:p text:style-name="P2"><text:span text:style-name="T1">Vacuum</text:span></text:p>
          </draw:text-box>
        </draw:frame>
        <draw:path draw:style-name="gr9" draw:text-style-name="P1" draw:layer="layout" svg:width="0.499cm" svg:height="0.263cm" svg:x="4.965cm" svg:y="6.369cm" svg:viewBox="0 0 500 264" svg:d="m0 264c139 0 264-13 264-13l119-112 117-139">
          <text:p text:style-name="P2"/>
        </draw:path>
        <draw:path draw:style-name="gr9" draw:text-style-name="P1" draw:layer="layout" svg:width="-0.499cm" svg:height="-0.263cm" svg:x="5.492cm" svg:y="7.024cm" svg:viewBox="0 0 -500 -264" svg:d="m500-13784c-139 0-264-13-264-13l-119-112-117-139">
          <text:p text:style-name="P2"/>
        </draw:path>
        <draw:line draw:style-name="gr10" draw:text-style-name="P1" draw:layer="layout" svg:x1="5.156cm" svg:y1="6.698cm" svg:x2="5.588cm" svg:y2="6.708cm">
          <text:p text:style-name="P2"/>
        </draw:line>
        <draw:frame draw:style-name="gr3" draw:text-style-name="P4" draw:layer="layout" svg:width="1.196cm" svg:height="0.569cm" svg:x="4.087cm" svg:y="5.732cm">
          <draw:text-box>
            <text:p text:style-name="P2"><text:span text:style-name="T2">Valve</text:span></text:p>
          </draw:text-box>
        </draw:frame>
        <draw:rect draw:style-name="gr11" draw:text-style-name="P1" draw:layer="layout" svg:width="5.249cm" svg:height="0.716cm" svg:x="2.822cm" svg:y="4.675cm">
          <text:p text:style-name="P2"/>
        </draw:rect>
        <draw:frame draw:style-name="gr3" draw:text-style-name="P5" draw:layer="layout" svg:width="2.847cm" svg:height="0.645cm" svg:x="4.329cm" svg:y="4.733cm">
          <draw:text-box>
            <text:p text:style-name="P2"><text:span text:style-name="T3">Gas expansion</text:span></text:p>
          </draw:text-box>
        </draw:frame>
        <draw:line draw:style-name="gr12" draw:text-style-name="P1" draw:layer="layout" svg:x1="5.26cm" svg:y1="5.224cm" svg:x2="5.26cm" svg:y2="6.438cm">
          <text:p text:style-name="P2"/>
        </draw:line>
        <draw:g>
          <draw:g>
            <draw:rect draw:style-name="gr13" draw:text-style-name="P1" draw:layer="layout" svg:width="0.085cm" svg:height="1.334cm" svg:x="7.621cm" svg:y="4.423cm">
              <text:p text:style-name="P2"/>
            </draw:rect>
            <draw:rect draw:style-name="gr14" draw:text-style-name="P1" draw:layer="layout" svg:width="0.085cm" svg:height="1.334cm" svg:x="7.622cm" svg:y="3.082cm">
              <text:p text:style-name="P2"/>
            </draw:rect>
          </draw:g>
          <draw:rect draw:style-name="gr15" draw:text-style-name="P1" draw:layer="layout" svg:width="0.16cm" svg:height="0.185cm" svg:x="7.582cm" svg:y="5.77cm">
            <text:p text:style-name="P2"/>
          </draw:rect>
        </draw:g>
        <draw:frame draw:style-name="gr3" draw:text-style-name="P4" draw:layer="layout" svg:width="2.212cm" svg:height="0.569cm" svg:x="5.397cm" svg:y="3.17cm">
          <draw:text-box>
            <text:p text:style-name="P2"><text:span text:style-name="T2">Thermome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ussi Eloranta</meta:initial-creator>
    <meta:creation-date>2008-05-01T16:38:37</meta:creation-date>
    <dc:creator>Jussi Eloranta</dc:creator>
    <dc:date>2008-05-12T14:11:36</dc:date>
    <meta:editing-cycles>16</meta:editing-cycles>
    <meta:editing-duration>PT1H18M34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